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6">
      <style:text-properties officeooo:rsid="00088a43" officeooo:paragraph-rsid="00088a43"/>
    </style:style>
    <style:style style:name="P16" style:family="paragraph" style:parent-style-name="Text_20_body" style:list-style-name="L7">
      <style:text-properties officeooo:rsid="00088a43" officeooo:paragraph-rsid="000feb3d"/>
    </style:style>
    <style:style style:name="P17" style:family="paragraph" style:parent-style-name="Text_20_body" style:list-style-name="L6">
      <style:text-properties officeooo:rsid="000996c0" officeooo:paragraph-rsid="000996c0"/>
    </style:style>
    <style:style style:name="P18" style:family="paragraph" style:parent-style-name="Text_20_body" style:list-style-name="L7">
      <style:text-properties officeooo:rsid="000aa2fc" officeooo:paragraph-rsid="000feb3d"/>
    </style:style>
    <style:style style:name="P19" style:family="paragraph" style:parent-style-name="Text_20_body" style:list-style-name="L7">
      <style:text-properties officeooo:rsid="000ab54f" officeooo:paragraph-rsid="000ab54f"/>
    </style:style>
    <style:style style:name="P20" style:family="paragraph" style:parent-style-name="Text_20_body" style:list-style-name="L6">
      <style:text-properties officeooo:rsid="000c2793" officeooo:paragraph-rsid="000c2793"/>
    </style:style>
    <style:style style:name="P21" style:family="paragraph" style:parent-style-name="Text_20_body" style:list-style-name="L6">
      <style:text-properties officeooo:rsid="000c6b04" officeooo:paragraph-rsid="000c6b04"/>
    </style:style>
    <style:style style:name="P22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23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24" style:family="paragraph" style:parent-style-name="Text_20_body" style:list-style-name="L6">
      <style:text-properties officeooo:rsid="000eeff3" officeooo:paragraph-rsid="000eeff3"/>
    </style:style>
    <style:style style:name="P25" style:family="paragraph" style:parent-style-name="Text_20_body" style:list-style-name="L6">
      <style:text-properties officeooo:rsid="0011fb48" officeooo:paragraph-rsid="0011fb48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<text:span text:style-name="T3">Title screen, robot recycler</text:span></text:p>
        </text:list-item>
        <text:list-item>
          <text:p text:style-name="P22">Central computer</text:p>
        </text:list-item>
        <text:list-item>
          <text:p text:style-name="P22">Killbots</text:p>
        </text:list-item>
        <text:list-item>
          <text:p text:style-name="P22">Pickup of killbots' weapon</text:p>
        </text:list-item>
        <text:list-item>
          <text:p text:style-name="P23">Macebots</text:p>
        </text:list-item>
        <text:list-item>
          <text:p text:style-name="P23">Pickup of macebots' weapon</text:p>
        </text:list-item>
        <text:list-item>
          <text:p text:style-name="P15">Explosive barrels actually explode</text:p>
        </text:list-item>
        <text:list-item>
          <text:p text:style-name="P20">Final robot graphics</text:p>
        </text:list-item>
        <text:list-item>
          <text:p text:style-name="P21">Add ceiling 400cm up</text:p>
        </text:list-item>
        <text:list-item>
          <text:p text:style-name="P17">Oil barrels heal you</text:p>
        </text:list-item>
        <text:list-item>
          <text:p text:style-name="P17">Crate, wall debris</text:p>
        </text:list-item>
        <text:list-item>
          <text:p text:style-name="P24">Central computer graphics</text:p>
        </text:list-item>
        <text:list-item>
          <text:p text:style-name="P25">Enemy spawns</text:p>
        </text:list-item>
      </text:list>
      <text:h text:style-name="P8" text:outline-level="3">Tomorrow</text:h>
      <text:list xml:id="list6417729211613615529" text:style-name="L7">
        <text:list-item>
          <text:p text:style-name="P18">Dialog</text:p>
        </text:list-item>
        <text:list-item>
          <text:p text:style-name="P16">Win condition</text:p>
        </text:list-item>
        <text:list-item>
          <text:p text:style-name="P19"><text:soft-page-break/>SFX</text:p>
        </text:list-item>
        <text:list-item>
          <text:p text:style-name="P19">Spoken dialog</text:p>
        </text:list-item>
        <text:list-item>
          <text:p text:style-name="P19">Music</text:p>
        </text:list-item>
        <text:list-item>
          <text:p text:style-name="P19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4:08:58.874000000</dc:date>
    <meta:editing-duration>PT4H40M49S</meta:editing-duration>
    <meta:editing-cycles>20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1" meta:word-count="379" meta:character-count="2060" meta:non-whitespace-character-count="1769"/>
  </office:meta>
</office:document-meta>
</file>